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layNameImpl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NameImpl.toString( int ind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layNameImpl.setCastorLocale( String castor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NameImpl.DisplayNam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splayNam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NameImpl.post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splayNameImpl.pre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splayNameImpl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NameImpl.post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splayNameImpl.getCastor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NameImpl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NameImpl.pre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splayNameImpl.postLoad( Object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playNameImpl.setDisplayName( String displa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